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1667in" style:rel-column-width="39419*"/>
    </style:style>
    <style:style style:name="Table2.B" style:family="table-column">
      <style:table-column-properties style:column-width="2.7604in" style:rel-column-width="26116*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4.1563in" style:rel-column-width="39321*"/>
    </style:style>
    <style:style style:name="Table5.B" style:family="table-column">
      <style:table-column-properties style:column-width="2.7708in" style:rel-column-width="26214*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625in" style:rel-column-width="15373*"/>
    </style:style>
    <style:style style:name="Table1.B" style:family="table-column">
      <style:table-column-properties style:column-width="5.3021in" style:rel-column-width="50162*"/>
    </style:style>
    <style:style style:name="Table1.A1" style:family="table-cell">
      <style:table-cell-properties fo:padding-left="0in" fo:padding-right="0in" fo:padding-top="0in" fo:padding-bottom="0.0201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-left="0in" fo:padding-right="0in" fo:padding-top="0in" fo:padding-bottom="0.0201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-left="0in" fo:padding-right="0in" fo:padding-top="0in" fo:padding-bottom="0.0201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Impact"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 Narrow" fo:font-size="6pt" style:text-underline-style="none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6666" style:font-name="Impact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666666" style:font-name="Arial Narrow" fo:font-size="10pt" fo:font-style="italic" style:text-underline-style="none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Arial Narrow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 Narrow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" fo:font-size="6pt" style:text-underline-style="none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left="0.0138in" fo:margin-right="-0.0071in" fo:text-align="start" style:justify-single-word="false" fo:text-indent="0in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Plain_20_Text">
      <style:paragraph-properties fo:break-before="page" fo:padding-left="0in" fo:padding-right="0in" fo:padding-top="0in" fo:padding-bottom="0.0138in" fo:border-left="none" fo:border-right="none" fo:border-top="none" fo:border-bottom="0.0138in solid #808080"/>
    </style:style>
    <style:style style:name="P18" style:family="paragraph" style:parent-style-name="Plain_20_Text">
      <style:paragraph-properties>
        <style:tab-stops>
          <style:tab-stop style:position="2.6457in"/>
        </style:tab-stops>
      </style:paragraph-properties>
      <style:text-properties style:font-name="Arial Narrow" fo:font-size="12pt" style:font-size-asian="12pt" style:font-size-complex="12pt"/>
    </style:style>
    <style:style style:name="P19" style:family="paragraph" style:parent-style-name="Plain_20_Text">
      <style:paragraph-properties>
        <style:tab-stops>
          <style:tab-stop style:position="2.6457in"/>
        </style:tab-stops>
      </style:paragraph-properties>
      <style:text-properties style:font-name="Arial" fo:font-size="12pt" style:font-size-asian="12pt" style:font-size-complex="12pt"/>
    </style:style>
    <style:style style:name="P20" style:family="paragraph" style:parent-style-name="Plain_20_Text">
      <style:paragraph-properties>
        <style:tab-stops>
          <style:tab-stop style:position="2.6457in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style:font-name="Arial Narrow" fo:font-size="6pt" style:font-size-asian="6pt" style:font-size-complex="6pt"/>
    </style:style>
    <style:style style:name="P22" style:family="paragraph" style:parent-style-name="Standard">
      <style:text-properties style:font-name="Arial Narrow"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/>
      <style:text-properties fo:color="#666666" style:font-name="Arial Narrow" fo:font-size="10pt" style:text-underline-style="none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fo:color="#666666" style:font-name="Arial Narrow" fo:font-size="6pt" style:text-underline-style="none" style:font-size-asian="6pt" style:font-size-complex="6pt"/>
    </style:style>
    <style:style style:name="P25" style:family="paragraph" style:parent-style-name="Standard" style:list-style-name="L1">
      <style:paragraph-properties fo:margin-top="0.0201in" fo:margin-bottom="0in"/>
      <style:text-properties style:font-name="Arial Narrow" fo:font-size="10pt" style:font-size-asian="10pt" style:font-size-complex="10pt"/>
    </style:style>
    <style:style style:name="P26" style:family="paragraph" style:parent-style-name="Standard" style:list-style-name="L1">
      <style:paragraph-properties fo:margin-top="0.0201in" fo:margin-bottom="0in"/>
      <style:text-properties style:font-name="Arial Narrow" fo:font-size="10pt" style:font-size-asian="10pt" style:font-size-complex="10pt"/>
    </style:style>
    <style:style style:name="P27" style:family="paragraph" style:parent-style-name="Standard">
      <style:paragraph-properties fo:margin-top="0in" fo:margin-bottom="0.0201in"/>
      <style:text-properties style:font-name="Arial Narrow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margin-top="0in" fo:margin-bottom="0.0201in"/>
      <style:text-properties style:font-name="Arial Narrow" fo:font-size="10pt" fo:font-style="normal" style:font-size-asian="10pt" style:font-style-asian="normal" style:font-size-complex="10pt" style:font-style-complex="normal"/>
    </style:style>
    <style:style style:name="P29" style:family="paragraph" style:parent-style-name="Standard" style:list-style-name="L1">
      <style:paragraph-properties fo:margin-top="0in" fo:margin-bottom="0.0201in"/>
      <style:text-properties style:font-name="Arial Narrow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 style:list-style-name="L2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2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2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0pt" style:font-size-asian="10pt" style:font-size-complex="10pt"/>
    </style:style>
    <style:style style:name="T3" style:family="text">
      <style:text-properties style:font-name="Arial Narrow" fo:font-size="10pt" style:font-name-asian="Arial Narrow" style:font-size-asian="10pt" style:font-name-complex="Arial Narrow" style:font-size-complex="10pt"/>
    </style:style>
    <style:style style:name="T4" style:family="text">
      <style:text-properties style:font-name="Arial Narrow" fo:font-size="12pt" style:font-size-asian="12pt" style:font-size-complex="12pt"/>
    </style:style>
    <style:style style:name="T5" style:family="text">
      <style:text-properties fo:color="#4c4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text-transform="uppercase" style:font-name="Impact" fo:font-size="20pt" fo:letter-spacing="-0.0071in" style:font-size-asian="20pt" style:font-name-complex="Arial" style:font-size-complex="20pt"/>
    </style:style>
    <style:style style:name="T8" style:family="text">
      <style:text-properties fo:text-transform="uppercase" fo:color="#666666" style:font-name="Impact" fo:font-size="20pt" fo:letter-spacing="-0.0071in" style:font-size-asian="20pt" style:font-name-complex="Arial" style:font-size-complex="20pt"/>
    </style:style>
    <style:style style:name="T9" style:family="text">
      <style:text-properties fo:color="#000000"/>
    </style:style>
    <style:style style:name="T10" style:family="text">
      <style:text-properties fo:color="#000000" style:font-name="Impact" fo:font-style="italic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style-asian="italic"/>
    </style:style>
    <style:style style:name="T18" style:family="text">
      <style:text-properties style:font-style-complex="italic"/>
    </style:style>
    <text:list-style style:name="L1">
      <text:list-level-style-bullet text:level="1" text:style-name="Bullet_20_Symbols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in_20_Text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>J<text:span text:style-name="T1">acob Enget</text:span></text:p>
      <text:p text:style-name="P18">19981 Tamarac Rd.</text:p>
      <text:p text:style-name="P18">Pelican Rapids, MN 56572</text:p>
      <text:p text:style-name="P20"><text:a xlink:type="simple" xlink:href="mailto:jacob.enget@gmail.com"><text:span text:style-name="T4">jacob.enget@gmail.com</text:span></text:a></text:p>
      <text:p text:style-name="P20"><text:a xlink:type="simple" xlink:href="http://www.jacobenget.com/"><text:span text:style-name="T4">www.jacobenget.com</text:span></text:a></text:p>
      <text:p text:style-name="P18"/>
      <text:p text:style-name="P18">To Whom It May Concern,</text:p>
      <text:p text:style-name="P20"/>
      <text:p text:style-name="P18">My name is Jacob Enget. I am a recent graduate of the Computer Science program at the University of Minnesota, where I specialized in Computer Graphics and Software Engineering. I am enthused to become part of a dynamic team involved in video game creation. You downloaded this letter from the site I designed to present my interest and experience in video game programming to prospective employers. I hope it demonstrated my passion for video games, creative problem-solving, attention to detail, killer math skills, and enthusiasm for learning.</text:p>
      <text:p text:style-name="P18"/>
      <text:p text:style-name="P18">I returned to school a year and a half after finishing a B.S. in Mathematics when I realized that I wanted a career doing something more expressive, creative, and interactive. This, combined with my long love affair with video games, led me to major in Computer Science.</text:p>
      <text:p text:style-name="P18"/>
      <text:p text:style-name="P18">During my studies at the University of Minnesota I took advanced classes in Animation, Artificial Intelligence, Computer Graphics, Software Engineering, Computer Networking, Numerical Analysis, and Computer Security. I made the extra effort to learn on my own and often went beyond project assignments in order to incorporate features relevant to game programming. <text:s/></text:p>
      <text:p text:style-name="P18"/>
      <text:p text:style-name="P18">While in my last year of school I also worked full-time as a Software Engineer. <text:s/>I was part of a tight-knit team that designed and maintained an Enterprise Java web application. While continually optimizing and redesigning the existing code base, I also tackled user-interface, back-end, and hardware communication problems. I pride myself on delivering concise solutions that work the first time and utilize object oriented design principles.</text:p>
      <text:p text:style-name="P18"/>
      <text:p text:style-name="P18">If you would like to set up an interview, you can contact me at (651) 261-3141 or by email at <text:a xlink:type="simple" xlink:href="mailto:jacob.enget@gmail.com">jacob.enget@gmail.com</text:a>. <text:s/>I appreciate your time and consideration, and I look forward to hearing from you.</text:p>
      <text:p text:style-name="P18"/>
      <text:p text:style-name="P18">Best Regards,</text:p>
      <text:p text:style-name="P18"/>
      <text:p text:style-name="P18"/>
      <text:p text:style-name="P18"/>
      <text:p text:style-name="P18">Jacob Enget</text:p>
      <text:p text:style-name="P18"/>
      <text:p text:style-name="P18">Enclosures: 1</text:p>
      <text:p text:style-name="P17"><text:span text:style-name="T7">Jacob</text:span><text:span text:style-name="T8">enget</text:span></text:p>
      <text:p text:style-name="P2"><text:span text:style-name="T12">game programmer <text:s/>· </text:span><text:span text:style-name="T5"><text:s text:c="3"/></text:span><text:span text:style-name="T9">software engineer</text:span></text:p>
      <text:p text:style-name="P8">“I strive to produce simple solutions to all problems, </text:p>
      <text:p text:style-name="P23"><text:span text:style-name="T16">even the difficult ones”</text:span></text:p>
      <text:p text:style-name="P24"/>
      <text:p text:style-name="P7">professional profile</text:p>
      <text:p text:style-name="P4"/>
      <text:p text:style-name="P3"><text:span text:style-name="T6">Talented recent computer science graduate with wizard-like math skills and a passion for video games.</text:span> <text:s/>Strong software organization and design abilities combine with a proven commitment to deliver the correct software on time. <text:s/>Known for enthusiasm, creative problem solving, and being a quick learner. <text:s/>Highly values clear communication and sense of team empowerment. <text:span text:style-name="T6">See professional portfolio at </text:span><text:a xlink:type="simple" xlink:href="http://www.jacob-enget.com/"><text:span text:style-name="T6">www.jacobenget.com</text:span></text:a><text:span text:style-name="T6">.</text:span></text:p>
      <text:p text:style-name="P3"/>
      <text:p text:style-name="P7">education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1">B.S., Computer Science</text:span><text:span text:style-name="T6"> (2008)</text:span> <text:s text:c="2"/>University of Minnesota, Twin Cities, MN.</text:p>
          </table:table-cell>
          <table:table-cell table:style-name="Table2.A1" office:value-type="string">
            <text:p text:style-name="P14">GPA: <text:s/>3.78 – <text:span text:style-name="T16">Graduated with Honors</text:span></text:p>
          </table:table-cell>
        </table:table-row>
      </table:table>
      <text:p text:style-name="P13"><text:tab/>emphasis in <text:span text:style-name="T6">Computer Graphics and Software Engineering.</text:span></text:p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<text:span text:style-name="T11">B.S., Mathematics</text:span><text:span text:style-name="T6"> (2004) </text:span><text:s text:c="2"/>North Dakota State University, Fargo, ND.</text:p>
          </table:table-cell>
          <table:table-cell table:style-name="Table5.A1" office:value-type="string">
            <text:p text:style-name="P14">GPA: <text:s/>3.74 – <text:span text:style-name="T16">Graduated with Honors</text:span></text:p>
          </table:table-cell>
        </table:table-row>
      </table:table>
      <text:p text:style-name="P13"><text:tab/>studied abroad at the <text:span text:style-name="T6">Independent University of Moscow,</text:span> Russia, Fall 2002.</text:p>
      <text:p text:style-name="P3"/>
      <text:p text:style-name="P7">technical skill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Languages:</text:p>
          </table:table-cell>
          <table:table-cell table:style-name="Table1.A1" office:value-type="string">
            <text:p text:style-name="P10">C/C++, Java, HTML, JavaScript, PHP, CSS, ActionScript, JSP, SQL, UML</text:p>
          </table:table-cell>
        </table:table-row>
        <table:table-row>
          <table:table-cell table:style-name="Table1.A1" office:value-type="string">
            <text:p text:style-name="P11">Platforms:</text:p>
          </table:table-cell>
          <table:table-cell table:style-name="Table1.A1" office:value-type="string">
            <text:p text:style-name="P10">Mac OSX, UNIX – Linux, Windows XP</text:p>
          </table:table-cell>
        </table:table-row>
        <table:table-row>
          <table:table-cell table:style-name="Table1.A1" office:value-type="string">
            <text:p text:style-name="P11">Networking:</text:p>
          </table:table-cell>
          <table:table-cell table:style-name="Table1.A1" office:value-type="string">
            <text:p text:style-name="P10">TCP/IP, UDP, HTTP, FTP</text:p>
          </table:table-cell>
        </table:table-row>
        <table:table-row>
          <table:table-cell table:style-name="Table1.A1" office:value-type="string">
            <text:p text:style-name="P11">Compilers/Tools/APIs:</text:p>
          </table:table-cell>
          <table:table-cell table:style-name="Table1.A1" office:value-type="string">
            <text:p text:style-name="P10">OpenGL, Maya, Flash, Apache Struts, Eclipse IDE, Subversion, GNU tool chain</text:p>
          </table:table-cell>
        </table:table-row>
      </table:table>
      <text:p text:style-name="P3"/>
      <text:p text:style-name="P7">game development experience </text:p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AS STUDENT STUDYING COMPUTER SCIENCE</text:p>
          </table:table-cell>
          <table:table-cell table:style-name="Table4.A1" office:value-type="string">
            <text:p text:style-name="P12">2007-2008</text:p>
          </table:table-cell>
        </table:table-row>
      </table:table>
      <text:p text:style-name="P9">Designed and programmed a 3D maze creation and exploration utility in C++ using OpenGL.</text:p>
      <text:list text:style-name="L1">
        <text:list-item>
          <text:p text:style-name="P25">Wrote software that converted a 2D model into a 3D environment.</text:p>
        </text:list-item>
        <text:list-item>
          <text:p text:style-name="P25">Created procedures to handle texture mapping, collision detection and resolution, and 3D transformations.</text:p>
        </text:list-item>
      </text:list>
      <text:p text:style-name="P21"/>
      <text:p text:style-name="P9">Created Flash side-scrolling brawler <text:span text:style-name="T16">Stick-Figure Half-Demon Samurai.</text:span></text:p>
      <text:list text:style-name="L1">
        <text:list-item text:start-value="1">
          <text:p text:style-name="P28">Built 2D game engine in ActionScript from scratch, including tools to aid partnering artist in level creation.</text:p>
        </text:list-item>
      </text:list>
      <text:p text:style-name="P21"/>
      <text:p text:style-name="P27">Created multiplayer online text-based <text:span text:style-name="T16">Office Space: the game </text:span>as part of a team of four.</text:p>
      <text:list text:style-name="L1">
        <text:list-item>
          <text:p text:style-name="P28">Programmed in C; game allowed networked players to communicate and compete in <text:span text:style-name="T16">Office Space</text:span> themed activities.</text:p>
        </text:list-item>
      </text:list>
      <text:p text:style-name="P3"/>
      <text:p text:style-name="P7">professional programming experience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14">SOFTWARE ENGINEER</text:span><text:span text:style-name="T13">, </text:span><text:span text:style-name="T14">Traffic Technologies</text:span></text:p>
          </table:table-cell>
          <table:table-cell table:style-name="Table3.A1" office:value-type="string">
            <text:p text:style-name="P6">2007-2008</text:p>
          </table:table-cell>
        </table:table-row>
      </table:table>
      <text:p text:style-name="P13">Initially hired as a part-time intern, but was promoted to full-time Software Engineer after 5 months. <text:s/>Was part of a 4-person engineering team that designed and supported an Enterprise Java web-based traffic control system. <text:s/>This system monitored and controlled over 400 sensors, signs, and cameras remotely and was utilized by hundreds of DOT officials across the country.</text:p>
      <text:list text:style-name="L2">
        <text:list-item>
          <text:p text:style-name="P30">Redesigned the interface between the system back-end and the user front-end using object oriented principles. <text:s/>This reduced coupling between components which greatly increased clarity of code design and significantly aided future software projects.</text:p>
        </text:list-item>
        <text:list-item>
          <text:p text:style-name="P30">Successfully integrated a system of internationalization tools involving units and time zones into our software within 3 weeks after our company announced it was going international.</text:p>
        </text:list-item>
        <text:list-item>
          <text:p text:style-name="P30">Designed and implemented a way of organizing the hundreds of pieces of equipment so that we could easily manage, troubleshoot, and save notes on them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style:font-name="Arial Narrow" fo:font-size="10pt" style:font-size-asian="10pt" style:font-size-complex="10pt"/>
    </style:style>
    <style:style style:name="T2" style:family="text">
      <style:text-properties style:font-name="Arial Narrow" fo:font-size="10pt" style:font-name-asian="Arial Narrow" style:font-size-asian="10pt" style:font-name-complex="Arial Narrow" style:font-size-complex="10pt"/>
    </style:style>
    <style:page-layout style:name="pm1">
      <style:page-layout-properties fo:page-width="8.5in" fo:page-height="11in" style:num-format="1" style:print-orientation="portrait" fo:margin-top="0.7874in" fo:margin-bottom="0.78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span text:style-name="T1">19981 Tamarac Road, Pelican Rapids, MN 56572 <text:s/></text:span><text:span text:style-name="T2">∙</text:span><text:span text:style-name="T1"> <text:s/>651-261-3141 <text:s/></text:span><text:span text:style-name="T2">∙</text:span><text:span text:style-name="T1"> <text:s/></text:span><text:a xlink:type="simple" xlink:href="mailto:jacob.enget@gmail.com"><text:span text:style-name="T1">jacob.enget@gmail.com</text:span></text:a><text:span text:style-name="T1"> <text:s/></text:span><text:span text:style-name="T2">∙</text:span><text:span text:style-name="T1"> <text:s/></text:span><text:a xlink:type="simple" xlink:href="http://www.jacob-enget.com/"><text:span text:style-name="T1">www.jacobenget.com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acob Enget</meta:initial-creator>
    <meta:creation-date>2008-10-07T16:20:57</meta:creation-date>
    <dc:creator>Jacob Enget</dc:creator>
    <dc:date>2008-11-03T17:27:43</dc:date>
    <meta:editing-cycles>34</meta:editing-cycles>
    <meta:editing-duration>PT19H28M52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54" meta:word-count="762" meta:character-count="5008"/>
  </office:meta>
</office:document-meta>
</file>